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3709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1in"/>
    </style:style>
    <style:style style:name="co20" style:family="table-column">
      <style:table-column-properties fo:break-before="auto" style:column-width="1.1354in"/>
    </style:style>
    <style:style style:name="co21" style:family="table-column">
      <style:table-column-properties fo:break-before="auto" style:column-width="1.0783in"/>
    </style:style>
    <style:style style:name="co22" style:family="table-column">
      <style:table-column-properties fo:break-before="auto" style:column-width="2.7193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1.8437in"/>
    </style:style>
    <style:style style:name="co25" style:family="table-column">
      <style:table-column-properties fo:break-before="auto" style:column-width="2.4311in"/>
    </style:style>
    <style:style style:name="co26" style:family="table-column">
      <style:table-column-properties fo:break-before="auto" style:column-width="0.8409in"/>
    </style:style>
    <style:style style:name="co27" style:family="table-column">
      <style:table-column-properties fo:break-before="auto" style:column-width="0.6028in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63in" fo:break-before="auto" style:use-optimal-row-height="true"/>
    </style:style>
    <style:style style:name="ro10" style:family="table-row">
      <style:table-row-properties style:row-height="0.4008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4673in" fo:break-before="auto" style:use-optimal-row-height="true"/>
    </style:style>
    <style:style style:name="ro15" style:family="table-row">
      <style:table-row-properties style:row-height="0.2728in" fo:break-before="auto" style:use-optimal-row-height="true"/>
    </style:style>
    <style:style style:name="ro16" style:family="table-row">
      <style:table-row-properties style:row-height="0.7043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ver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4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8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8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78" style:family="table-cell" style:parent-style-name="Default">
      <style:table-cell-properties fo:padding="0.0417in" style:vertical-align="middle"/>
    </style:style>
    <style:style style:name="ce79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86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ext-properties fo:font-style="normal" style:font-style-asian="normal" style:font-style-complex="normal"/>
    </style:style>
    <style:style style:name="ce89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90" style:family="table-cell" style:parent-style-name="Result2">
      <style:table-cell-properties fo:padding="0.0417in" style:vertical-align="middle"/>
    </style:style>
    <style:style style:name="ce9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7" style:family="table-cell" style:parent-style-name="Default">
      <style:text-properties style:font-name="Arial" fo:font-size="9pt" style:font-size-asian="9pt" style:font-size-complex="9pt"/>
    </style:style>
    <style:style style:name="ce98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0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101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102" style:family="table-cell" style:parent-style-name="Document_20_Title">
      <style:text-properties style:font-name="Arial" fo:font-size="9pt" style:font-size-asian="9pt" style:font-size-complex="9pt"/>
    </style:style>
    <style:style style:name="ce103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0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="0.0008in solid #000000"/>
    </style:style>
    <style:style style:name="ce108" style:family="table-cell" style:parent-style-name="Absent">
      <style:table-cell-properties fo:background-color="transparent"/>
      <style:text-properties style:font-name="Arial" fo:font-size="10pt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&gt;0" style:apply-style-name="Absent" style:base-cell-address="Tong_Hop_Ngay_Nghi_2013.C2"/>
    </style:style>
    <style:style style:name="ce10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1018" table:default-cell-style-name="Default"/>
        <table:table-row table:style-name="ro10">
          <table:table-cell table:style-name="ce77" office:value-type="string">
            <text:p>NUS Technology</text:p>
          </table:table-cell>
          <table:table-cell table:style-name="ce78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78" table:number-columns-repeated="1019"/>
          <table:table-cell table:number-columns-repeated="2"/>
        </table:table-row>
        <table:table-row table:style-name="ro2">
          <table:table-cell/>
          <table:table-cell table:style-name="ce78"/>
          <table:table-cell table:style-name="ce95"/>
          <table:table-cell table:style-name="ce78" table:number-columns-repeated="1019"/>
          <table:table-cell table:number-columns-repeated="2"/>
        </table:table-row>
        <table:table-row table:style-name="ro2">
          <table:table-cell/>
          <table:table-cell table:style-name="ce78" table:number-columns-repeated="1021"/>
          <table:table-cell table:number-columns-repeated="2"/>
        </table:table-row>
        <table:table-row table:style-name="ro2" table:number-rows-repeated="2">
          <table:table-cell table:style-name="ce78" table:number-columns-repeated="1022"/>
          <table:table-cell table:number-columns-repeated="2"/>
        </table:table-row>
        <table:table-row table:style-name="ro2">
          <table:table-cell table:style-name="ce78"/>
          <table:table-cell table:style-name="ce90" table:number-columns-repeated="2"/>
          <table:table-cell table:style-name="ce78" table:number-columns-repeated="1019"/>
          <table:table-cell table:number-columns-repeated="2"/>
        </table:table-row>
        <table:table-row table:style-name="ro2" table:number-rows-repeated="2">
          <table:table-cell table:style-name="ce78" table:number-columns-repeated="2"/>
          <table:table-cell/>
          <table:table-cell table:style-name="ce78" table:number-columns-repeated="1019"/>
          <table:table-cell table:number-columns-repeated="2"/>
        </table:table-row>
        <table:table-row table:style-name="ro13">
          <table:table-cell table:style-name="ce79" office:value-type="string">
            <text:p>Timekeeping Information 2013</text:p>
          </table:table-cell>
          <table:table-cell table:style-name="ce78" table:number-columns-repeated="1021"/>
          <table:table-cell table:number-columns-repeated="2"/>
        </table:table-row>
        <table:table-row table:style-name="ro2">
          <table:table-cell table:style-name="ce86" office:value-type="string">
            <text:p>Created by:</text:p>
          </table:table-cell>
          <table:table-cell table:style-name="ce91" office:value-type="string">
            <text:p>Thuy Le-Thi-Thanh</text:p>
          </table:table-cell>
          <table:table-cell table:style-name="ce88"/>
          <table:table-cell table:style-name="ce100" table:number-columns-repeated="1019"/>
          <table:table-cell table:style-name="ce97" table:number-columns-repeated="2"/>
        </table:table-row>
        <table:table-row table:style-name="ro2">
          <table:table-cell table:style-name="ce87" office:value-type="string">
            <text:p>Effective date:</text:p>
          </table:table-cell>
          <table:table-cell table:style-name="ce92" office:value-type="string">
            <text:p>N/A</text:p>
          </table:table-cell>
          <table:table-cell table:style-name="ce88"/>
          <table:table-cell table:style-name="ce100" table:number-columns-repeated="2"/>
          <table:table-cell table:style-name="ce97"/>
          <table:table-cell table:style-name="ce100" table:number-columns-repeated="1016"/>
          <table:table-cell table:style-name="ce97" table:number-columns-repeated="2"/>
        </table:table-row>
        <table:table-row table:style-name="ro2">
          <table:table-cell table:style-name="ce86" office:value-type="string">
            <text:p>Version:</text:p>
          </table:table-cell>
          <table:table-cell table:style-name="ce93" office:value-type="float" office:value="0.2">
            <text:p>0.2</text:p>
          </table:table-cell>
          <table:table-cell table:style-name="ce88"/>
          <table:table-cell table:style-name="ce100" table:number-columns-repeated="2"/>
          <table:table-cell table:style-name="ce102"/>
          <table:table-cell table:style-name="ce100" table:number-columns-repeated="1016"/>
          <table:table-cell table:style-name="ce97" table:number-columns-repeated="2"/>
        </table:table-row>
        <table:table-row table:style-name="ro2">
          <table:table-cell table:style-name="ce88" table:number-columns-repeated="3"/>
          <table:table-cell table:style-name="ce78" table:number-columns-repeated="1019"/>
          <table:table-cell table:number-columns-repeated="2"/>
        </table:table-row>
        <table:table-row table:style-name="ro2">
          <table:table-cell table:style-name="ce78"/>
          <table:table-cell table:style-name="ce12" table:number-columns-repeated="2"/>
          <table:table-cell table:style-name="ce78" table:number-columns-repeated="1019"/>
          <table:table-cell table:number-columns-repeated="2"/>
        </table:table-row>
        <table:table-row table:style-name="ro2" table:number-rows-repeated="2">
          <table:table-cell table:style-name="ce78"/>
          <table:table-cell table:style-name="ce12"/>
          <table:table-cell/>
          <table:table-cell table:style-name="ce78" table:number-columns-repeated="1019"/>
          <table:table-cell table:number-columns-repeated="2"/>
        </table:table-row>
        <table:table-row table:style-name="ro2">
          <table:table-cell table:style-name="ce78"/>
          <table:table-cell table:style-name="ce12" table:number-columns-repeated="2"/>
          <table:table-cell table:style-name="ce78" table:number-columns-repeated="2"/>
          <table:table-cell/>
          <table:table-cell table:style-name="ce78" table:number-columns-repeated="1016"/>
          <table:table-cell table:number-columns-repeated="2"/>
        </table:table-row>
        <table:table-row table:style-name="ro2" table:number-rows-repeated="2">
          <table:table-cell table:style-name="ce78"/>
          <table:table-cell table:style-name="ce12" table:number-columns-repeated="2"/>
          <table:table-cell table:style-name="ce78" table:number-columns-repeated="1019"/>
          <table:table-cell table:number-columns-repeated="2"/>
        </table:table-row>
        <table:table-row table:style-name="ro14">
          <table:table-cell table:style-name="ce78"/>
          <table:table-cell table:style-name="ce12" table:number-columns-repeated="2"/>
          <table:table-cell table:style-name="ce78"/>
          <table:table-cell/>
          <table:table-cell table:style-name="ce103" office:value-type="string">
            <text:p>Office Admin</text:p>
          </table:table-cell>
          <table:table-cell table:style-name="ce78" table:number-columns-repeated="1016"/>
          <table:table-cell table:number-columns-repeated="2"/>
        </table:table-row>
        <table:table-row table:style-name="ro2">
          <table:table-cell table:style-name="ce78"/>
          <table:table-cell table:style-name="ce12" table:number-columns-repeated="2"/>
          <table:table-cell table:style-name="ce78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6"/>
          <table:table-cell table:style-name="ce78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7"/>
          <table:table-cell table:style-name="ce101" table:number-columns-repeated="3"/>
          <table:table-cell table:style-name="ce78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101" table:number-columns-repeated="3"/>
          <table:table-cell table:style-name="ce78" table:number-columns-repeated="1016"/>
          <table:table-cell table:number-columns-repeated="2"/>
        </table:table-row>
        <table:table-row table:style-name="ro2">
          <table:table-cell table:style-name="ce89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98"/>
          <table:table-cell table:style-name="ce101" table:number-columns-repeated="3"/>
          <table:table-cell table:style-name="ce78" table:number-columns-repeated="1016"/>
          <table:table-cell table:number-columns-repeated="2"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1019"/>
          <table:table-cell table:number-columns-repeated="2"/>
        </table:table-row>
        <table:table-row table:style-name="ro2">
          <table:table-cell table:style-name="ce78"/>
          <table:table-cell table:style-name="ce94"/>
          <table:table-cell table:style-name="ce99"/>
          <table:table-cell table:style-name="ce78" table:number-columns-repeated="1019"/>
          <table:table-cell table:number-columns-repeated="2"/>
        </table:table-row>
        <table:table-row table:style-name="ro2" table:number-rows-repeated="5">
          <table:table-cell table:style-name="ce78"/>
          <table:table-cell table:style-name="ce12" table:number-columns-repeated="2"/>
          <table:table-cell table:style-name="ce78" table:number-columns-repeated="1019"/>
          <table:table-cell table:number-columns-repeated="2"/>
        </table:table-row>
        <table:table-row table:style-name="ro2" table:number-rows-repeated="6">
          <table:table-cell table:style-name="ce78"/>
          <table:table-cell table:number-columns-repeated="2"/>
          <table:table-cell table:style-name="ce78" table:number-columns-repeated="1019"/>
          <table:table-cell table:number-columns-repeated="2"/>
        </table:table-row>
        <table:table-row table:style-name="ro2" table:number-rows-repeated="65496">
          <table:table-cell table:style-name="ce78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7-15">
            <text:p>July 15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Update:</text:p>
            <text:p>- Remove LongT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9-25">
            <text:p>September 25, 2013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3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visibility="collapse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7" table:number-columns-repeated="1017" table:default-cell-style-name="Default"/>
        <table:table-row table:style-name="ro15">
          <table:table-cell table:style-name="ce104" office:value-type="string">
            <text:p>Tổng hợp ngày nghỉ 2013</text:p>
          </table:table-cell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5">
          <table:table-cell table:style-name="ce104"/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6">
          <table:table-cell table:style-name="ce105" office:value-type="string">
            <text:p>No.</text:p>
          </table:table-cell>
          <table:table-cell table:style-name="ce105" office:value-type="string">
            <text:p>Name</text:p>
          </table:table-cell>
          <table:table-cell table:style-name="ce106" office:value-type="string">
            <text:p>Start Working Date In Year</text:p>
          </table:table-cell>
          <table:table-cell table:style-name="ce106" office:value-type="string">
            <text:p>Working To</text:p>
          </table:table-cell>
          <table:table-cell table:style-name="ce106" office:value-type="string">
            <text:p>Total of Leave Days</text:p>
          </table:table-cell>
          <table:table-cell table:style-name="ce106" office:value-type="string">
            <text:p>Total of Absent</text:p>
          </table:table-cell>
          <table:table-cell table:style-name="ce106" office:value-type="string">
            <text:p>Remaining Leave Days</text:p>
          </table:table-cell>
          <table:table-cell table:style-name="ce109" table:number-columns-repeated="989"/>
          <table:table-cell table:style-name="ce110" table:number-columns-repeated="28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07" office:value-type="date" office:date-value="2013-06-24">
            <text:p>06/24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 table:formula="of:=IF(YEAR([.D4])&gt;YEAR([.C4]);12;IF(DAY([.D4])&lt;DAY(DATE(YEAR([.D4]);MONTH([.D4])+1;1)-1)/2;MONTH([.D4])-1;MONTH([.D4])))  -  IF(DAY(DATE(YEAR([.C4]);MONTH([.C4])+1;1)-1) - DAY([.C4]) + 1&lt; DAY(DATE(YEAR([.C4]);MONTH([.C4])+1;1)-1)/2;MONTH([.C4]);MONTH([.C4])-1)" office:value-type="float" office:value="6">
            <text:p>6</text:p>
          </table:table-cell>
          <table:table-cell table:style-name="ce108" table:formula="of:=SUMPRODUCT([Thong_Tin_Ngay_Nghi_201307.$B$3:.$B$9]=[.B4];[Thong_Tin_Ngay_Nghi_201307.$C$3:.$C$9])+ SUMPRODUCT([Thong_Tin_Ngay_Nghi_201308.$B$3:.$B$10]=[.B4];[Thong_Tin_Ngay_Nghi_201308.$C$3:.$C$10])+ SUMPRODUCT([Thong_Tin_Ngay_Nghi_201309.$B$3:.$B$13]=[.B4];[Thong_Tin_Ngay_Nghi_201309.$C$3:.$C$13])+ SUMPRODUCT([Thong_Tin_Ngay_Nghi_201310.$B$3:.$B$14]=[.B4];[Thong_Tin_Ngay_Nghi_201310.$C$3:.$C$14])+ SUMPRODUCT([Thong_Tin_Ngay_Nghi_201311.$B$3:.$B$16]=[.B4];[Thong_Tin_Ngay_Nghi_201311.$C$3:.$C$16])+ SUMPRODUCT([Thong_Tin_Ngay_Nghi_201312.$B$3:.$B$20]=[.B4];[Thong_Tin_Ngay_Nghi_201312.$C$3:.$C$20])" office:value-type="float" office:value="5.5">
            <text:p>5.5</text:p>
          </table:table-cell>
          <table:table-cell table:style-name="ce36" table:formula="of:=[.E4]-[.F4]" office:value-type="float" office:value="0.5">
            <text:p>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07" office:value-type="date" office:date-value="2013-06-24">
            <text:p>06/24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 table:formula="of:=IF(YEAR([.D5])&gt;YEAR([.C5]);12;IF(DAY([.D5])&lt;DAY(DATE(YEAR([.D5]);MONTH([.D5])+1;1)-1)/2;MONTH([.D5])-1;MONTH([.D5])))  -  IF(DAY(DATE(YEAR([.C5]);MONTH([.C5])+1;1)-1) - DAY([.C5]) + 1&lt; DAY(DATE(YEAR([.C5]);MONTH([.C5])+1;1)-1)/2;MONTH([.C5]);MONTH([.C5])-1)" office:value-type="float" office:value="6">
            <text:p>6</text:p>
          </table:table-cell>
          <table:table-cell table:style-name="ce108" table:formula="of:=SUMPRODUCT([Thong_Tin_Ngay_Nghi_201307.$B$3:.$B$9]=[.B5];[Thong_Tin_Ngay_Nghi_201307.$C$3:.$C$9])+ SUMPRODUCT([Thong_Tin_Ngay_Nghi_201308.$B$3:.$B$10]=[.B5];[Thong_Tin_Ngay_Nghi_201308.$C$3:.$C$10])+ SUMPRODUCT([Thong_Tin_Ngay_Nghi_201309.$B$3:.$B$13]=[.B5];[Thong_Tin_Ngay_Nghi_201309.$C$3:.$C$13])+ SUMPRODUCT([Thong_Tin_Ngay_Nghi_201310.$B$3:.$B$14]=[.B5];[Thong_Tin_Ngay_Nghi_201310.$C$3:.$C$14])+ SUMPRODUCT([Thong_Tin_Ngay_Nghi_201311.$B$3:.$B$16]=[.B5];[Thong_Tin_Ngay_Nghi_201311.$C$3:.$C$16])+ SUMPRODUCT([Thong_Tin_Ngay_Nghi_201312.$B$3:.$B$20]=[.B5];[Thong_Tin_Ngay_Nghi_201312.$C$3:.$C$20])" office:value-type="float" office:value="6.5">
            <text:p>6.5</text:p>
          </table:table-cell>
          <table:table-cell table:style-name="ce36" table:formula="of:=[.E5]-[.F5]" office:value-type="float" office:value="-0.5">
            <text:p>-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107" office:value-type="date" office:date-value="2013-08-01">
            <text:p>08/01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 table:formula="of:=IF(YEAR([.D6])&gt;YEAR([.C6]);12;IF(DAY([.D6])&lt;DAY(DATE(YEAR([.D6]);MONTH([.D6])+1;1)-1)/2;MONTH([.D6])-1;MONTH([.D6])))  -  IF(DAY(DATE(YEAR([.C6]);MONTH([.C6])+1;1)-1) - DAY([.C6]) + 1&lt; DAY(DATE(YEAR([.C6]);MONTH([.C6])+1;1)-1)/2;MONTH([.C6]);MONTH([.C6])-1)" office:value-type="float" office:value="5">
            <text:p>5</text:p>
          </table:table-cell>
          <table:table-cell table:style-name="ce108" table:formula="of:=SUMPRODUCT([Thong_Tin_Ngay_Nghi_201307.$B$3:.$B$9]=[.B6];[Thong_Tin_Ngay_Nghi_201307.$C$3:.$C$9])+ SUMPRODUCT([Thong_Tin_Ngay_Nghi_201308.$B$3:.$B$10]=[.B6];[Thong_Tin_Ngay_Nghi_201308.$C$3:.$C$10])+ SUMPRODUCT([Thong_Tin_Ngay_Nghi_201309.$B$3:.$B$13]=[.B6];[Thong_Tin_Ngay_Nghi_201309.$C$3:.$C$13])+ SUMPRODUCT([Thong_Tin_Ngay_Nghi_201310.$B$3:.$B$14]=[.B6];[Thong_Tin_Ngay_Nghi_201310.$C$3:.$C$14])+ SUMPRODUCT([Thong_Tin_Ngay_Nghi_201311.$B$3:.$B$16]=[.B6];[Thong_Tin_Ngay_Nghi_201311.$C$3:.$C$16])+ SUMPRODUCT([Thong_Tin_Ngay_Nghi_201312.$B$3:.$B$20]=[.B6];[Thong_Tin_Ngay_Nghi_201312.$C$3:.$C$20])" office:value-type="float" office:value="7">
            <text:p>7</text:p>
          </table:table-cell>
          <table:table-cell table:style-name="ce36" table:formula="of:=[.E6]-[.F6]" office:value-type="float" office:value="-2">
            <text:p>-2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107" office:value-type="date" office:date-value="2013-12-23">
            <text:p>12/23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 table:formula="of:=IF(YEAR([.D7])&gt;YEAR([.C7]);12;IF(DAY([.D7])&lt;DAY(DATE(YEAR([.D7]);MONTH([.D7])+1;1)-1)/2;MONTH([.D7])-1;MONTH([.D7])))  -  IF(DAY(DATE(YEAR([.C7]);MONTH([.C7])+1;1)-1) - DAY([.C7]) + 1&lt; DAY(DATE(YEAR([.C7]);MONTH([.C7])+1;1)-1)/2;MONTH([.C7]);MONTH([.C7])-1)" office:value-type="float" office:value="0">
            <text:p>0</text:p>
          </table:table-cell>
          <table:table-cell table:style-name="ce108" table:formula="of:=SUMPRODUCT([Thong_Tin_Ngay_Nghi_201307.$B$3:.$B$9]=[.B7];[Thong_Tin_Ngay_Nghi_201307.$C$3:.$C$9])+ SUMPRODUCT([Thong_Tin_Ngay_Nghi_201308.$B$3:.$B$10]=[.B7];[Thong_Tin_Ngay_Nghi_201308.$C$3:.$C$10])+ SUMPRODUCT([Thong_Tin_Ngay_Nghi_201309.$B$3:.$B$13]=[.B7];[Thong_Tin_Ngay_Nghi_201309.$C$3:.$C$13])+ SUMPRODUCT([Thong_Tin_Ngay_Nghi_201310.$B$3:.$B$14]=[.B7];[Thong_Tin_Ngay_Nghi_201310.$C$3:.$C$14])+ SUMPRODUCT([Thong_Tin_Ngay_Nghi_201311.$B$3:.$B$16]=[.B7];[Thong_Tin_Ngay_Nghi_201311.$C$3:.$C$16])+ SUMPRODUCT([Thong_Tin_Ngay_Nghi_201312.$B$3:.$B$20]=[.B7];[Thong_Tin_Ngay_Nghi_201312.$C$3:.$C$20])" office:value-type="float" office:value="0">
            <text:p>0</text:p>
          </table:table-cell>
          <table:table-cell table:style-name="ce36" table:formula="of:=[.E7]-[.F7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107" office:value-type="date" office:date-value="2013-09-16">
            <text:p>09/16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/>
          <table:table-cell table:style-name="ce108" table:formula="of:=SUMPRODUCT([Thong_Tin_Ngay_Nghi_201307.$B$3:.$B$9]=[.B8];[Thong_Tin_Ngay_Nghi_201307.$C$3:.$C$9])+ SUMPRODUCT([Thong_Tin_Ngay_Nghi_201308.$B$3:.$B$10]=[.B8];[Thong_Tin_Ngay_Nghi_201308.$C$3:.$C$10])+ SUMPRODUCT([Thong_Tin_Ngay_Nghi_201309.$B$3:.$B$13]=[.B8];[Thong_Tin_Ngay_Nghi_201309.$C$3:.$C$13])+ SUMPRODUCT([Thong_Tin_Ngay_Nghi_201310.$B$3:.$B$14]=[.B8];[Thong_Tin_Ngay_Nghi_201310.$C$3:.$C$14])+ SUMPRODUCT([Thong_Tin_Ngay_Nghi_201311.$B$3:.$B$16]=[.B8];[Thong_Tin_Ngay_Nghi_201311.$C$3:.$C$16])+ SUMPRODUCT([Thong_Tin_Ngay_Nghi_201312.$B$3:.$B$20]=[.B8];[Thong_Tin_Ngay_Nghi_201312.$C$3:.$C$20])" office:value-type="float" office:value="1.5">
            <text:p>1.5</text:p>
          </table:table-cell>
          <table:table-cell table:style-name="ce36"/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07" office:value-type="date" office:date-value="2013-06-24">
            <text:p>06/24/13</text:p>
          </table:table-cell>
          <table:table-cell table:style-name="ce107" table:formula="of:=NOW()" office:value-type="date" office:date-value="2014-03-26T15:32:50.3">
            <text:p>03/26/14</text:p>
          </table:table-cell>
          <table:table-cell table:style-name="ce36" table:formula="of:=IF(YEAR([.D9])&gt;YEAR([.C9]);12;IF(DAY([.D9])&lt;DAY(DATE(YEAR([.D9]);MONTH([.D9])+1;1)-1)/2;MONTH([.D9])-1;MONTH([.D9])))  -  IF(DAY(DATE(YEAR([.C9]);MONTH([.C9])+1;1)-1) - DAY([.C9]) + 1&lt; DAY(DATE(YEAR([.C9]);MONTH([.C9])+1;1)-1)/2;MONTH([.C9]);MONTH([.C9])-1)" office:value-type="float" office:value="6">
            <text:p>6</text:p>
          </table:table-cell>
          <table:table-cell table:style-name="ce108" table:formula="of:=SUMPRODUCT([Thong_Tin_Ngay_Nghi_201307.$B$3:.$B$9]=[.B9];[Thong_Tin_Ngay_Nghi_201307.$C$3:.$C$9])+ SUMPRODUCT([Thong_Tin_Ngay_Nghi_201308.$B$3:.$B$10]=[.B9];[Thong_Tin_Ngay_Nghi_201308.$C$3:.$C$10])+ SUMPRODUCT([Thong_Tin_Ngay_Nghi_201309.$B$3:.$B$13]=[.B9];[Thong_Tin_Ngay_Nghi_201309.$C$3:.$C$13])+ SUMPRODUCT([Thong_Tin_Ngay_Nghi_201310.$B$3:.$B$14]=[.B9];[Thong_Tin_Ngay_Nghi_201310.$C$3:.$C$14])+ SUMPRODUCT([Thong_Tin_Ngay_Nghi_201311.$B$3:.$B$16]=[.B9];[Thong_Tin_Ngay_Nghi_201311.$C$3:.$C$16])+ SUMPRODUCT([Thong_Tin_Ngay_Nghi_201312.$B$3:.$B$20]=[.B9];[Thong_Tin_Ngay_Nghi_201312.$C$3:.$C$20])" office:value-type="float" office:value="7">
            <text:p>7</text:p>
          </table:table-cell>
          <table:table-cell table:style-name="ce36" table:formula="of:=[.E9]-[.F9]" office:value-type="float" office:value="-1">
            <text:p>-1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07" office:value-type="date" office:date-value="2013-12-02">
            <text:p>12/02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0])&gt;YEAR([.C10]);12;IF(DAY([.D10])&lt;DAY(DATE(YEAR([.D10]);MONTH([.D10])+1;1)-1)/2;MONTH([.D10])-1;MONTH([.D10])))  -  IF(DAY(DATE(YEAR([.C10]);MONTH([.C10])+1;1)-1) - DAY([.C10]) + 1&lt; DAY(DATE(YEAR([.C10]);MONTH([.C10])+1;1)-1)/2;MONTH([.C10]);MONTH([.C10])-1)" office:value-type="float" office:value="1">
            <text:p>1</text:p>
          </table:table-cell>
          <table:table-cell table:style-name="ce108" table:formula="of:=SUMPRODUCT([Thong_Tin_Ngay_Nghi_201307.$B$3:.$B$9]=[.B10];[Thong_Tin_Ngay_Nghi_201307.$C$3:.$C$9])+ SUMPRODUCT([Thong_Tin_Ngay_Nghi_201308.$B$3:.$B$10]=[.B10];[Thong_Tin_Ngay_Nghi_201308.$C$3:.$C$10])+ SUMPRODUCT([Thong_Tin_Ngay_Nghi_201309.$B$3:.$B$13]=[.B10];[Thong_Tin_Ngay_Nghi_201309.$C$3:.$C$13])+ SUMPRODUCT([Thong_Tin_Ngay_Nghi_201310.$B$3:.$B$14]=[.B10];[Thong_Tin_Ngay_Nghi_201310.$C$3:.$C$14])+ SUMPRODUCT([Thong_Tin_Ngay_Nghi_201311.$B$3:.$B$16]=[.B10];[Thong_Tin_Ngay_Nghi_201311.$C$3:.$C$16])+ SUMPRODUCT([Thong_Tin_Ngay_Nghi_201312.$B$3:.$B$20]=[.B10];[Thong_Tin_Ngay_Nghi_201312.$C$3:.$C$20])" office:value-type="float" office:value="0">
            <text:p>0</text:p>
          </table:table-cell>
          <table:table-cell table:style-name="ce36" table:formula="of:=[.E10]-[.F10]" office:value-type="float" office:value="1">
            <text:p>1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ngNP</text:p>
          </table:table-cell>
          <table:table-cell table:style-name="ce107" office:value-type="date" office:date-value="2013-12-02">
            <text:p>12/02/13</text:p>
          </table:table-cell>
          <table:table-cell table:style-name="ce107" office:value-type="date" office:date-value="2013-12-13">
            <text:p>12/13/13</text:p>
          </table:table-cell>
          <table:table-cell table:style-name="ce36" table:formula="of:=IF(YEAR([.D11])&gt;YEAR([.C11]);12;IF(DAY([.D11])&lt;DAY(DATE(YEAR([.D11]);MONTH([.D11])+1;1)-1)/2;MONTH([.D11])-1;MONTH([.D11])))  -  IF(DAY(DATE(YEAR([.C11]);MONTH([.C11])+1;1)-1) - DAY([.C11]) + 1&lt; DAY(DATE(YEAR([.C11]);MONTH([.C11])+1;1)-1)/2;MONTH([.C11]);MONTH([.C11])-1)" office:value-type="float" office:value="0">
            <text:p>0</text:p>
          </table:table-cell>
          <table:table-cell table:style-name="ce108" table:formula="of:=SUMPRODUCT([Thong_Tin_Ngay_Nghi_201307.$B$3:.$B$9]=[.B11];[Thong_Tin_Ngay_Nghi_201307.$C$3:.$C$9])+ SUMPRODUCT([Thong_Tin_Ngay_Nghi_201308.$B$3:.$B$10]=[.B11];[Thong_Tin_Ngay_Nghi_201308.$C$3:.$C$10])+ SUMPRODUCT([Thong_Tin_Ngay_Nghi_201309.$B$3:.$B$13]=[.B11];[Thong_Tin_Ngay_Nghi_201309.$C$3:.$C$13])+ SUMPRODUCT([Thong_Tin_Ngay_Nghi_201310.$B$3:.$B$14]=[.B11];[Thong_Tin_Ngay_Nghi_201310.$C$3:.$C$14])+ SUMPRODUCT([Thong_Tin_Ngay_Nghi_201311.$B$3:.$B$16]=[.B11];[Thong_Tin_Ngay_Nghi_201311.$C$3:.$C$16])+ SUMPRODUCT([Thong_Tin_Ngay_Nghi_201312.$B$3:.$B$20]=[.B11];[Thong_Tin_Ngay_Nghi_201312.$C$3:.$C$20])" office:value-type="float" office:value="0.5">
            <text:p>0.5</text:p>
          </table:table-cell>
          <table:table-cell table:style-name="ce36" table:formula="of:=[.E11]-[.F11]" office:value-type="float" office:value="-0.5">
            <text:p>-0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107" office:value-type="date" office:date-value="2013-10-14">
            <text:p>10/14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2])&gt;YEAR([.C12]);12;IF(DAY([.D12])&lt;DAY(DATE(YEAR([.D12]);MONTH([.D12])+1;1)-1)/2;MONTH([.D12])-1;MONTH([.D12])))  -  IF(DAY(DATE(YEAR([.C12]);MONTH([.C12])+1;1)-1) - DAY([.C12]) + 1&lt; DAY(DATE(YEAR([.C12]);MONTH([.C12])+1;1)-1)/2;MONTH([.C12]);MONTH([.C12])-1)" office:value-type="float" office:value="3">
            <text:p>3</text:p>
          </table:table-cell>
          <table:table-cell table:style-name="ce108" table:formula="of:=SUMPRODUCT([Thong_Tin_Ngay_Nghi_201307.$B$3:.$B$9]=[.B12];[Thong_Tin_Ngay_Nghi_201307.$C$3:.$C$9])+ SUMPRODUCT([Thong_Tin_Ngay_Nghi_201308.$B$3:.$B$10]=[.B12];[Thong_Tin_Ngay_Nghi_201308.$C$3:.$C$10])+ SUMPRODUCT([Thong_Tin_Ngay_Nghi_201309.$B$3:.$B$13]=[.B12];[Thong_Tin_Ngay_Nghi_201309.$C$3:.$C$13])+ SUMPRODUCT([Thong_Tin_Ngay_Nghi_201310.$B$3:.$B$14]=[.B12];[Thong_Tin_Ngay_Nghi_201310.$C$3:.$C$14])+ SUMPRODUCT([Thong_Tin_Ngay_Nghi_201311.$B$3:.$B$16]=[.B12];[Thong_Tin_Ngay_Nghi_201311.$C$3:.$C$16])+ SUMPRODUCT([Thong_Tin_Ngay_Nghi_201312.$B$3:.$B$20]=[.B12];[Thong_Tin_Ngay_Nghi_201312.$C$3:.$C$20])" office:value-type="float" office:value="1">
            <text:p>1</text:p>
          </table:table-cell>
          <table:table-cell table:style-name="ce36" table:formula="of:=[.E12]-[.F12]" office:value-type="float" office:value="2">
            <text:p>2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107" office:value-type="date" office:date-value="2013-12-18">
            <text:p>12/18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3])&gt;YEAR([.C13]);12;IF(DAY([.D13])&lt;DAY(DATE(YEAR([.D13]);MONTH([.D13])+1;1)-1)/2;MONTH([.D13])-1;MONTH([.D13])))  -  IF(DAY(DATE(YEAR([.C13]);MONTH([.C13])+1;1)-1) - DAY([.C13]) + 1&lt; DAY(DATE(YEAR([.C13]);MONTH([.C13])+1;1)-1)/2;MONTH([.C13]);MONTH([.C13])-1)" office:value-type="float" office:value="0">
            <text:p>0</text:p>
          </table:table-cell>
          <table:table-cell table:style-name="ce108" table:formula="of:=SUMPRODUCT([Thong_Tin_Ngay_Nghi_201307.$B$3:.$B$9]=[.B13];[Thong_Tin_Ngay_Nghi_201307.$C$3:.$C$9])+ SUMPRODUCT([Thong_Tin_Ngay_Nghi_201308.$B$3:.$B$10]=[.B13];[Thong_Tin_Ngay_Nghi_201308.$C$3:.$C$10])+ SUMPRODUCT([Thong_Tin_Ngay_Nghi_201309.$B$3:.$B$13]=[.B13];[Thong_Tin_Ngay_Nghi_201309.$C$3:.$C$13])+ SUMPRODUCT([Thong_Tin_Ngay_Nghi_201310.$B$3:.$B$14]=[.B13];[Thong_Tin_Ngay_Nghi_201310.$C$3:.$C$14])+ SUMPRODUCT([Thong_Tin_Ngay_Nghi_201311.$B$3:.$B$16]=[.B13];[Thong_Tin_Ngay_Nghi_201311.$C$3:.$C$16])+ SUMPRODUCT([Thong_Tin_Ngay_Nghi_201312.$B$3:.$B$20]=[.B13];[Thong_Tin_Ngay_Nghi_201312.$C$3:.$C$20])" office:value-type="float" office:value="0">
            <text:p>0</text:p>
          </table:table-cell>
          <table:table-cell table:style-name="ce36" table:formula="of:=[.E13]-[.F13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107" office:value-type="date" office:date-value="2013-07-01">
            <text:p>07/01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4])&gt;YEAR([.C14]);12;IF(DAY([.D14])&lt;DAY(DATE(YEAR([.D14]);MONTH([.D14])+1;1)-1)/2;MONTH([.D14])-1;MONTH([.D14])))  -  IF(DAY(DATE(YEAR([.C14]);MONTH([.C14])+1;1)-1) - DAY([.C14]) + 1&lt; DAY(DATE(YEAR([.C14]);MONTH([.C14])+1;1)-1)/2;MONTH([.C14]);MONTH([.C14])-1)" office:value-type="float" office:value="6">
            <text:p>6</text:p>
          </table:table-cell>
          <table:table-cell table:style-name="ce108" table:formula="of:=SUMPRODUCT([Thong_Tin_Ngay_Nghi_201307.$B$3:.$B$9]=[.B14];[Thong_Tin_Ngay_Nghi_201307.$C$3:.$C$9])+ SUMPRODUCT([Thong_Tin_Ngay_Nghi_201308.$B$3:.$B$10]=[.B14];[Thong_Tin_Ngay_Nghi_201308.$C$3:.$C$10])+ SUMPRODUCT([Thong_Tin_Ngay_Nghi_201309.$B$3:.$B$13]=[.B14];[Thong_Tin_Ngay_Nghi_201309.$C$3:.$C$13])+ SUMPRODUCT([Thong_Tin_Ngay_Nghi_201310.$B$3:.$B$14]=[.B14];[Thong_Tin_Ngay_Nghi_201310.$C$3:.$C$14])+ SUMPRODUCT([Thong_Tin_Ngay_Nghi_201311.$B$3:.$B$16]=[.B14];[Thong_Tin_Ngay_Nghi_201311.$C$3:.$C$16])+ SUMPRODUCT([Thong_Tin_Ngay_Nghi_201312.$B$3:.$B$20]=[.B14];[Thong_Tin_Ngay_Nghi_201312.$C$3:.$C$20])" office:value-type="float" office:value="4">
            <text:p>4</text:p>
          </table:table-cell>
          <table:table-cell table:style-name="ce36" table:formula="of:=[.E14]-[.F14]" office:value-type="float" office:value="2">
            <text:p>2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107" office:value-type="date" office:date-value="2013-09-04">
            <text:p>09/04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5])&gt;YEAR([.C15]);12;IF(DAY([.D15])&lt;DAY(DATE(YEAR([.D15]);MONTH([.D15])+1;1)-1)/2;MONTH([.D15])-1;MONTH([.D15])))  -  IF(DAY(DATE(YEAR([.C15]);MONTH([.C15])+1;1)-1) - DAY([.C15]) + 1&lt; DAY(DATE(YEAR([.C15]);MONTH([.C15])+1;1)-1)/2;MONTH([.C15]);MONTH([.C15])-1)" office:value-type="float" office:value="4">
            <text:p>4</text:p>
          </table:table-cell>
          <table:table-cell table:style-name="ce108" table:formula="of:=SUMPRODUCT([Thong_Tin_Ngay_Nghi_201307.$B$3:.$B$9]=[.B15];[Thong_Tin_Ngay_Nghi_201307.$C$3:.$C$9])+ SUMPRODUCT([Thong_Tin_Ngay_Nghi_201308.$B$3:.$B$10]=[.B15];[Thong_Tin_Ngay_Nghi_201308.$C$3:.$C$10])+ SUMPRODUCT([Thong_Tin_Ngay_Nghi_201309.$B$3:.$B$13]=[.B15];[Thong_Tin_Ngay_Nghi_201309.$C$3:.$C$13])+ SUMPRODUCT([Thong_Tin_Ngay_Nghi_201310.$B$3:.$B$14]=[.B15];[Thong_Tin_Ngay_Nghi_201310.$C$3:.$C$14])+ SUMPRODUCT([Thong_Tin_Ngay_Nghi_201311.$B$3:.$B$16]=[.B15];[Thong_Tin_Ngay_Nghi_201311.$C$3:.$C$16])+ SUMPRODUCT([Thong_Tin_Ngay_Nghi_201312.$B$3:.$B$20]=[.B15];[Thong_Tin_Ngay_Nghi_201312.$C$3:.$C$20])" office:value-type="float" office:value="2.5">
            <text:p>2.5</text:p>
          </table:table-cell>
          <table:table-cell table:style-name="ce36" table:formula="of:=[.E15]-[.F15]" office:value-type="float" office:value="1.5">
            <text:p>1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107" office:value-type="date" office:date-value="2013-09-09">
            <text:p>09/09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6])&gt;YEAR([.C16]);12;IF(DAY([.D16])&lt;DAY(DATE(YEAR([.D16]);MONTH([.D16])+1;1)-1)/2;MONTH([.D16])-1;MONTH([.D16])))  -  IF(DAY(DATE(YEAR([.C16]);MONTH([.C16])+1;1)-1) - DAY([.C16]) + 1&lt; DAY(DATE(YEAR([.C16]);MONTH([.C16])+1;1)-1)/2;MONTH([.C16]);MONTH([.C16])-1)" office:value-type="float" office:value="4">
            <text:p>4</text:p>
          </table:table-cell>
          <table:table-cell table:style-name="ce108" table:formula="of:=SUMPRODUCT([Thong_Tin_Ngay_Nghi_201307.$B$3:.$B$9]=[.B16];[Thong_Tin_Ngay_Nghi_201307.$C$3:.$C$9])+ SUMPRODUCT([Thong_Tin_Ngay_Nghi_201308.$B$3:.$B$10]=[.B16];[Thong_Tin_Ngay_Nghi_201308.$C$3:.$C$10])+ SUMPRODUCT([Thong_Tin_Ngay_Nghi_201309.$B$3:.$B$13]=[.B16];[Thong_Tin_Ngay_Nghi_201309.$C$3:.$C$13])+ SUMPRODUCT([Thong_Tin_Ngay_Nghi_201310.$B$3:.$B$14]=[.B16];[Thong_Tin_Ngay_Nghi_201310.$C$3:.$C$14])+ SUMPRODUCT([Thong_Tin_Ngay_Nghi_201311.$B$3:.$B$16]=[.B16];[Thong_Tin_Ngay_Nghi_201311.$C$3:.$C$16])+ SUMPRODUCT([Thong_Tin_Ngay_Nghi_201312.$B$3:.$B$20]=[.B16];[Thong_Tin_Ngay_Nghi_201312.$C$3:.$C$20])" office:value-type="float" office:value="1">
            <text:p>1</text:p>
          </table:table-cell>
          <table:table-cell table:style-name="ce36" table:formula="of:=[.E16]-[.F16]" office:value-type="float" office:value="3">
            <text:p>3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107" office:value-type="date" office:date-value="2013-08-13">
            <text:p>08/13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7])&gt;YEAR([.C17]);12;IF(DAY([.D17])&lt;DAY(DATE(YEAR([.D17]);MONTH([.D17])+1;1)-1)/2;MONTH([.D17])-1;MONTH([.D17])))  -  IF(DAY(DATE(YEAR([.C17]);MONTH([.C17])+1;1)-1) - DAY([.C17]) + 1&lt; DAY(DATE(YEAR([.C17]);MONTH([.C17])+1;1)-1)/2;MONTH([.C17]);MONTH([.C17])-1)" office:value-type="float" office:value="5">
            <text:p>5</text:p>
          </table:table-cell>
          <table:table-cell table:style-name="ce108" table:formula="of:=SUMPRODUCT([Thong_Tin_Ngay_Nghi_201307.$B$3:.$B$9]=[.B17];[Thong_Tin_Ngay_Nghi_201307.$C$3:.$C$9])+ SUMPRODUCT([Thong_Tin_Ngay_Nghi_201308.$B$3:.$B$10]=[.B17];[Thong_Tin_Ngay_Nghi_201308.$C$3:.$C$10])+ SUMPRODUCT([Thong_Tin_Ngay_Nghi_201309.$B$3:.$B$13]=[.B17];[Thong_Tin_Ngay_Nghi_201309.$C$3:.$C$13])+ SUMPRODUCT([Thong_Tin_Ngay_Nghi_201310.$B$3:.$B$14]=[.B17];[Thong_Tin_Ngay_Nghi_201310.$C$3:.$C$14])+ SUMPRODUCT([Thong_Tin_Ngay_Nghi_201311.$B$3:.$B$16]=[.B17];[Thong_Tin_Ngay_Nghi_201311.$C$3:.$C$16])+ SUMPRODUCT([Thong_Tin_Ngay_Nghi_201312.$B$3:.$B$20]=[.B17];[Thong_Tin_Ngay_Nghi_201312.$C$3:.$C$20])" office:value-type="float" office:value="3.5">
            <text:p>3.5</text:p>
          </table:table-cell>
          <table:table-cell table:style-name="ce36" table:formula="of:=[.E17]-[.F17]" office:value-type="float" office:value="1.5">
            <text:p>1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LT</text:p>
          </table:table-cell>
          <table:table-cell table:style-name="ce107" office:value-type="date" office:date-value="2013-11-27">
            <text:p>11/27/13</text:p>
          </table:table-cell>
          <table:table-cell table:style-name="ce107" office:value-type="date" office:date-value="2013-12-23">
            <text:p>12/23/13</text:p>
          </table:table-cell>
          <table:table-cell table:style-name="ce36" table:formula="of:=IF(YEAR([.D18])&gt;YEAR([.C18]);12;IF(DAY([.D18])&lt;DAY(DATE(YEAR([.D18]);MONTH([.D18])+1;1)-1)/2;MONTH([.D18])-1;MONTH([.D18])))  -  IF(DAY(DATE(YEAR([.C18]);MONTH([.C18])+1;1)-1) - DAY([.C18]) + 1&lt; DAY(DATE(YEAR([.C18]);MONTH([.C18])+1;1)-1)/2;MONTH([.C18]);MONTH([.C18])-1)" office:value-type="float" office:value="1">
            <text:p>1</text:p>
          </table:table-cell>
          <table:table-cell table:style-name="ce108" table:formula="of:=SUMPRODUCT([Thong_Tin_Ngay_Nghi_201307.$B$3:.$B$9]=[.B18];[Thong_Tin_Ngay_Nghi_201307.$C$3:.$C$9])+ SUMPRODUCT([Thong_Tin_Ngay_Nghi_201308.$B$3:.$B$10]=[.B18];[Thong_Tin_Ngay_Nghi_201308.$C$3:.$C$10])+ SUMPRODUCT([Thong_Tin_Ngay_Nghi_201309.$B$3:.$B$13]=[.B18];[Thong_Tin_Ngay_Nghi_201309.$C$3:.$C$13])+ SUMPRODUCT([Thong_Tin_Ngay_Nghi_201310.$B$3:.$B$14]=[.B18];[Thong_Tin_Ngay_Nghi_201310.$C$3:.$C$14])+ SUMPRODUCT([Thong_Tin_Ngay_Nghi_201311.$B$3:.$B$16]=[.B18];[Thong_Tin_Ngay_Nghi_201311.$C$3:.$C$16])+ SUMPRODUCT([Thong_Tin_Ngay_Nghi_201312.$B$3:.$B$20]=[.B18];[Thong_Tin_Ngay_Nghi_201312.$C$3:.$C$20])" office:value-type="float" office:value="1">
            <text:p>1</text:p>
          </table:table-cell>
          <table:table-cell table:style-name="ce36" table:formula="of:=[.E18]-[.F18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107" office:value-type="date" office:date-value="2013-07-22">
            <text:p>07/22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19])&gt;YEAR([.C19]);12;IF(DAY([.D19])&lt;DAY(DATE(YEAR([.D19]);MONTH([.D19])+1;1)-1)/2;MONTH([.D19])-1;MONTH([.D19])))  -  IF(DAY(DATE(YEAR([.C19]);MONTH([.C19])+1;1)-1) - DAY([.C19]) + 1&lt; DAY(DATE(YEAR([.C19]);MONTH([.C19])+1;1)-1)/2;MONTH([.C19]);MONTH([.C19])-1)" office:value-type="float" office:value="5">
            <text:p>5</text:p>
          </table:table-cell>
          <table:table-cell table:style-name="ce108" table:formula="of:=SUMPRODUCT([Thong_Tin_Ngay_Nghi_201307.$B$3:.$B$9]=[.B19];[Thong_Tin_Ngay_Nghi_201307.$C$3:.$C$9])+ SUMPRODUCT([Thong_Tin_Ngay_Nghi_201308.$B$3:.$B$10]=[.B19];[Thong_Tin_Ngay_Nghi_201308.$C$3:.$C$10])+ SUMPRODUCT([Thong_Tin_Ngay_Nghi_201309.$B$3:.$B$13]=[.B19];[Thong_Tin_Ngay_Nghi_201309.$C$3:.$C$13])+ SUMPRODUCT([Thong_Tin_Ngay_Nghi_201310.$B$3:.$B$14]=[.B19];[Thong_Tin_Ngay_Nghi_201310.$C$3:.$C$14])+ SUMPRODUCT([Thong_Tin_Ngay_Nghi_201311.$B$3:.$B$16]=[.B19];[Thong_Tin_Ngay_Nghi_201311.$C$3:.$C$16])+ SUMPRODUCT([Thong_Tin_Ngay_Nghi_201312.$B$3:.$B$20]=[.B19];[Thong_Tin_Ngay_Nghi_201312.$C$3:.$C$20])" office:value-type="float" office:value="0.5">
            <text:p>0.5</text:p>
          </table:table-cell>
          <table:table-cell table:style-name="ce36" table:formula="of:=[.E19]-[.F19]" office:value-type="float" office:value="4.5">
            <text:p>4.5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107" office:value-type="date" office:date-value="2013-06-24">
            <text:p>06/24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20])&gt;YEAR([.C20]);12;IF(DAY([.D20])&lt;DAY(DATE(YEAR([.D20]);MONTH([.D20])+1;1)-1)/2;MONTH([.D20])-1;MONTH([.D20])))  -  IF(DAY(DATE(YEAR([.C20]);MONTH([.C20])+1;1)-1) - DAY([.C20]) + 1&lt; DAY(DATE(YEAR([.C20]);MONTH([.C20])+1;1)-1)/2;MONTH([.C20]);MONTH([.C20])-1)" office:value-type="float" office:value="6">
            <text:p>6</text:p>
          </table:table-cell>
          <table:table-cell table:style-name="ce108" table:formula="of:=SUMPRODUCT([Thong_Tin_Ngay_Nghi_201307.$B$3:.$B$9]=[.B20];[Thong_Tin_Ngay_Nghi_201307.$C$3:.$C$9])+ SUMPRODUCT([Thong_Tin_Ngay_Nghi_201308.$B$3:.$B$10]=[.B20];[Thong_Tin_Ngay_Nghi_201308.$C$3:.$C$10])+ SUMPRODUCT([Thong_Tin_Ngay_Nghi_201309.$B$3:.$B$13]=[.B20];[Thong_Tin_Ngay_Nghi_201309.$C$3:.$C$13])+ SUMPRODUCT([Thong_Tin_Ngay_Nghi_201310.$B$3:.$B$14]=[.B20];[Thong_Tin_Ngay_Nghi_201310.$C$3:.$C$14])+ SUMPRODUCT([Thong_Tin_Ngay_Nghi_201311.$B$3:.$B$16]=[.B20];[Thong_Tin_Ngay_Nghi_201311.$C$3:.$C$16])+ SUMPRODUCT([Thong_Tin_Ngay_Nghi_201312.$B$3:.$B$20]=[.B20];[Thong_Tin_Ngay_Nghi_201312.$C$3:.$C$20])" office:value-type="float" office:value="7">
            <text:p>7</text:p>
          </table:table-cell>
          <table:table-cell table:style-name="ce36" table:formula="of:=[.E20]-[.F20]" office:value-type="float" office:value="-1">
            <text:p>-1</text:p>
          </table:table-cell>
          <table:table-cell table:style-name="ce35" table:number-columns-repeated="989"/>
          <table:table-cell table:number-columns-repeated="28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107" office:value-type="date" office:date-value="2013-11-11">
            <text:p>11/11/13</text:p>
          </table:table-cell>
          <table:table-cell table:style-name="ce107" table:formula="of:=NOW()" office:value-type="date" office:date-value="2014-03-26T15:32:50.31">
            <text:p>03/26/14</text:p>
          </table:table-cell>
          <table:table-cell table:style-name="ce36" table:formula="of:=IF(YEAR([.D21])&gt;YEAR([.C21]);12;IF(DAY([.D21])&lt;DAY(DATE(YEAR([.D21]);MONTH([.D21])+1;1)-1)/2;MONTH([.D21])-1;MONTH([.D21])))  -  IF(DAY(DATE(YEAR([.C21]);MONTH([.C21])+1;1)-1) - DAY([.C21]) + 1&lt; DAY(DATE(YEAR([.C21]);MONTH([.C21])+1;1)-1)/2;MONTH([.C21]);MONTH([.C21])-1)" office:value-type="float" office:value="2">
            <text:p>2</text:p>
          </table:table-cell>
          <table:table-cell table:style-name="ce108" table:formula="of:=SUMPRODUCT([Thong_Tin_Ngay_Nghi_201307.$B$3:.$B$9]=[.B21];[Thong_Tin_Ngay_Nghi_201307.$C$3:.$C$9])+ SUMPRODUCT([Thong_Tin_Ngay_Nghi_201308.$B$3:.$B$10]=[.B21];[Thong_Tin_Ngay_Nghi_201308.$C$3:.$C$10])+ SUMPRODUCT([Thong_Tin_Ngay_Nghi_201309.$B$3:.$B$13]=[.B21];[Thong_Tin_Ngay_Nghi_201309.$C$3:.$C$13])+ SUMPRODUCT([Thong_Tin_Ngay_Nghi_201310.$B$3:.$B$14]=[.B21];[Thong_Tin_Ngay_Nghi_201310.$C$3:.$C$14])+ SUMPRODUCT([Thong_Tin_Ngay_Nghi_201311.$B$3:.$B$16]=[.B21];[Thong_Tin_Ngay_Nghi_201311.$C$3:.$C$16])+ SUMPRODUCT([Thong_Tin_Ngay_Nghi_201312.$B$3:.$B$20]=[.B21];[Thong_Tin_Ngay_Nghi_201312.$C$3:.$C$20])" office:value-type="float" office:value="0">
            <text:p>0</text:p>
          </table:table-cell>
          <table:table-cell table:style-name="ce36" table:formula="of:=[.E21]-[.F21]" office:value-type="float" office:value="2">
            <text:p>2</text:p>
          </table:table-cell>
          <table:table-cell table:style-name="ce35" table:number-columns-repeated="989"/>
          <table:table-cell table:number-columns-repeated="28"/>
        </table:table-row>
        <table:table-row table:style-name="ro2" table:number-rows-repeated="13">
          <table:table-cell table:style-name="ce35" table:number-columns-repeated="996"/>
          <table:table-cell table:number-columns-repeated="28"/>
        </table:table-row>
        <table:table-row table:style-name="ro17">
          <table:table-cell table:style-name="ce35" table:number-columns-repeated="996"/>
          <table:table-cell table:number-columns-repeated="28"/>
        </table:table-row>
        <table:table-row table:style-name="ro2" table:number-rows-repeated="65355">
          <table:table-cell table:style-name="ce35" table:number-columns-repeated="996"/>
          <table:table-cell table:number-columns-repeated="28"/>
        </table:table-row>
        <table:table-row table:style-name="ro2" table:number-rows-repeated="9831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7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5"/>
          <table:table-cell table:style-name="ce35" table:number-columns-repeated="2"/>
          <table:table-cell table:style-name="ce47" office:value-type="string" table:number-columns-spanned="31" table:number-rows-spanned="1">
            <text:p>July</text:p>
          </table:table-cell>
          <table:covered-table-cell table:number-columns-repeated="30" table:style-name="ce50"/>
          <table:table-cell table:style-name="ce42" table:number-columns-repeated="990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-6">
            <text:p>-6</text:p>
          </table:table-cell>
          <table:table-cell table:style-name="ce48" office:value-type="float" office:value="-7">
            <text:p>-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-13">
            <text:p>-13</text:p>
          </table:table-cell>
          <table:table-cell table:style-name="ce48" office:value-type="float" office:value="-14">
            <text:p>-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-20">
            <text:p>-20</text:p>
          </table:table-cell>
          <table:table-cell table:style-name="ce48" office:value-type="float" office:value="-21">
            <text:p>-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-27">
            <text:p>-27</text:p>
          </table:table-cell>
          <table:table-cell table:style-name="ce48" office:value-type="float" office:value="-28">
            <text:p>-28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1">
            <text:p>31</text:p>
          </table:table-cell>
          <table:table-cell table:style-name="ce42" table:number-columns-repeated="99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6" table:formula="of:=SUM([.D3:.AH3])" office:value-type="float" office:value="1.5">
            <text:p>1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.5">
            <text:p>0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6" table:formula="of:=SUM([.D4:.AH4])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HienNV</text:p>
          </table:table-cell>
          <table:table-cell table:style-name="ce46" table:formula="of:=SUM([.D5:.AH5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uongDT</text:p>
          </table:table-cell>
          <table:table-cell table:style-name="ce46" table:formula="of:=SUM([.D6:.AH6])" office:value-type="float" office:value="0">
            <text:p>0</text:p>
          </table:table-cell>
          <table:table-cell table:style-name="ce49" table:number-columns-repeated="31"/>
          <table:table-cell table:style-name="ce35" table:number-columns-repeated="99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46" table:formula="of:=SUM([.D7:.AH7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ieuNV</text:p>
          </table:table-cell>
          <table:table-cell table:style-name="ce46" table:formula="of:=SUM([.D8:.AH8])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uyLTT</text:p>
          </table:table-cell>
          <table:table-cell table:style-name="ce46" table:formula="of:=SUM([.D9:.AH9])" office:value-type="float" office:value="1.5">
            <text:p>1.5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35" table:number-columns-repeated="990"/>
        </table:table-row>
        <table:table-row table:style-name="ro12" table:number-rows-repeated="65411">
          <table:table-cell table:style-name="ce35" table:number-columns-repeated="1024"/>
        </table:table-row>
        <table:table-row table:style-name="ro2" table:number-rows-repeated="9831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8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5"/>
          <table:table-cell table:style-name="ce35" table:number-columns-repeated="2"/>
          <table:table-cell table:style-name="ce52" office:value-type="string" table:number-columns-spanned="31" table:number-rows-spanned="1">
            <text:p>August</text:p>
          </table:table-cell>
          <table:covered-table-cell table:number-columns-repeated="30" table:style-name="ce55"/>
          <table:table-cell table:style-name="ce42" table:number-columns-repeated="990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-10">
            <text:p>-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42" table:number-columns-repeated="969"/>
          <table:table-cell table:number-columns-repeated="21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1" table:formula="of:=SUM([.D3:.AH3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1" table:formula="of:=SUM([.D4:.AH4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1" table:formula="of:=SUM([.D5:.AH5])" office:value-type="float" office:value="1.5">
            <text:p>1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ienNV</text:p>
          </table:table-cell>
          <table:table-cell table:style-name="ce51" table:formula="of:=SUM([.D6:.AH6])" office:value-type="float" office:value="1.5">
            <text:p>1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NamTV</text:p>
          </table:table-cell>
          <table:table-cell table:style-name="ce51" table:formula="of:=SUM([.D7:.AH7])" office:value-type="float" office:value="0">
            <text:p>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ThaoDTH</text:p>
          </table:table-cell>
          <table:table-cell table:style-name="ce51" table:formula="of:=SUM([.D8:.AH8])" office:value-type="float" office:value="0">
            <text:p>0</text:p>
          </table:table-cell>
          <table:table-cell table:style-name="ce54" table:number-columns-repeated="13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ThieuNV</text:p>
          </table:table-cell>
          <table:table-cell table:style-name="ce51" table:formula="of:=SUM([.D9:.AH9])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ThuyLTT</text:p>
          </table:table-cell>
          <table:table-cell table:style-name="ce51" table:formula="of:=SUM([.D10:.AH10])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5" table:number-columns-repeated="969"/>
          <table:table-cell table:number-columns-repeated="21"/>
        </table:table-row>
        <table:table-row table:style-name="ro2" table:number-rows-repeated="2">
          <table:table-cell table:style-name="ce35" table:number-columns-repeated="1003"/>
          <table:table-cell table:number-columns-repeated="21"/>
        </table:table-row>
        <table:table-row table:style-name="ro2">
          <table:table-cell table:style-name="ce35" table:number-columns-repeated="5"/>
          <table:table-cell table:style-name="ce35" office:value-type="string">
            <text:p><text:s/></text:p>
          </table:table-cell>
          <table:table-cell table:style-name="ce35" table:number-columns-repeated="997"/>
          <table:table-cell table:number-columns-repeated="21"/>
        </table:table-row>
        <table:table-row table:style-name="ro2" table:number-rows-repeated="65408">
          <table:table-cell table:style-name="ce35" table:number-columns-repeated="1003"/>
          <table:table-cell table:number-columns-repeated="21"/>
        </table:table-row>
        <table:table-row table:style-name="ro2" table:number-rows-repeated="983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9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0" table:default-cell-style-name="Default"/>
        <table:table-column table:style-name="co7" table:number-columns-repeated="984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57" office:value-type="string" table:number-columns-spanned="30" table:number-rows-spanned="1">
            <text:p>September</text:p>
          </table:table-cell>
          <table:covered-table-cell table:number-columns-repeated="29" table:style-name="ce60"/>
          <table:table-cell table:style-name="ce42" table:number-columns-repeated="984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8" office:value-type="float" office:value="-1">
            <text:p>-1</text:p>
          </table:table-cell>
          <table:table-cell table:style-name="ce58" office:value-type="float" office:value="2">
            <office:annotation draw:style-name="gr1" draw:text-style-name="P1" svg:width="1.1413in" svg:height="0.2346in" svg:x="1.8854in" svg:y="4.3287in" draw:caption-point-x="0.8024in" draw:caption-point-y="-4.0917in">
              <dc:date>2013-09-04T00:00:00</dc:date>
              <text:p text:style-name="P1"><text:span text:style-name="T1">National day 2/9</text:span></text:p>
            </office:annotation>
            <text:p>2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-7">
            <text:p>-7</text:p>
          </table:table-cell>
          <table:table-cell table:style-name="ce58" office:value-type="float" office:value="-8">
            <text:p>-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1">
            <text:p>11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-14">
            <text:p>-14</text:p>
          </table:table-cell>
          <table:table-cell table:style-name="ce58" office:value-type="float" office:value="-15">
            <text:p>-15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18">
            <text:p>18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-21">
            <text:p>-21</text:p>
          </table:table-cell>
          <table:table-cell table:style-name="ce58" office:value-type="float" office:value="-22">
            <text:p>-22</text:p>
          </table:table-cell>
          <table:table-cell table:style-name="ce58" office:value-type="float" office:value="23">
            <text:p>23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26">
            <text:p>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-28">
            <text:p>-28</text:p>
          </table:table-cell>
          <table:table-cell table:style-name="ce58" office:value-type="float" office:value="-29">
            <text:p>-29</text:p>
          </table:table-cell>
          <table:table-cell table:style-name="ce58" office:value-type="float" office:value="30">
            <text:p>30</text:p>
          </table:table-cell>
          <table:table-cell table:style-name="ce42" table:number-columns-repeated="964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6" table:formula="of:=SUM([.D3:.AG3])" office:value-type="float" office:value="0.5">
            <text:p>0.5</text:p>
          </table:table-cell>
          <table:table-cell table:style-name="ce59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6" table:formula="of:=SUM([.D4:.AG4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office:annotation office:display="true" draw:style-name="gr1" draw:text-style-name="P1" svg:width="1.1413in" svg:height="0.5457in" svg:x="8.9744in" svg:y="4.1693in" draw:caption-point-x="-0.0059in" draw:caption-point-y="-3.437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6" table:formula="of:=SUM([.D5:.AG5])" office:value-type="float" office:value="2">
            <text:p>2</text:p>
          </table:table-cell>
          <table:table-cell table:style-name="ce59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6" table:formula="of:=SUM([.D6:.AG6])" office:value-type="float" office:value="0">
            <text:p>0</text:p>
          </table:table-cell>
          <table:table-cell table:style-name="ce59" table:number-columns-repeated="15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6" table:formula="of:=SUM([.D7:.AG7])" office:value-type="float" office:value="0.5">
            <text:p>0.5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style-name="ce59" office:value-type="float" office:value="0">
            <office:annotation draw:style-name="gr1" draw:text-style-name="P1" svg:width="1.1413in" svg:height="0.3902in" svg:x="4.4661in" svg:y="4.3744in" draw:caption-point-x="0.8079in" draw:caption-point-y="-2.8992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6.3661in" svg:y="3.7323in" draw:caption-point-x="0.0161in" draw:caption-point-y="-2.2571in">
              <dc:date>2013-09-12T00:00:00</dc:date>
              <text:p text:style-name="P1"><text:span text:style-name="T1">Nghỉ ốm 0.5 ngày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7.7504in" svg:y="3.7323in" draw:caption-point-x="-0.9984in" draw:caption-point-y="-2.2571in">
              <dc:date>2013-09-14T00:00:00</dc:date>
              <text:p text:style-name="P1"><text:span text:style-name="T1">Nghỉ ốm 1 ngày: đau mắt</text:span></text:p>
            </office:annotation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NamTV</text:p>
          </table:table-cell>
          <table:table-cell table:style-name="ce56" table:formula="of:=SUM([.D8:.AG8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7012in" svg:x="6.9921in" svg:y="1.124in" draw:caption-point-x="-0.2402in" draw:caption-point-y="0.5988in">
              <dc:date>2013-09-14T00:00:00</dc:date>
              <text:p text:style-name="P1"><text:span text:style-name="T1">Nghỉ buổi sáng đi làm giấy tờ nhưng có làm bù ở nhà rồi</text:span></text:p>
            </office:annotation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text:p>0.5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office:annotation office:display="true" draw:style-name="gr1" draw:text-style-name="P1" svg:width="1.1413in" svg:height="0.5457in" svg:x="11.4996in" svg:y="3.9154in" draw:caption-point-x="1.5327in" draw:caption-point-y="-2.1925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hanNM</text:p>
          </table:table-cell>
          <table:table-cell table:style-name="ce56" table:formula="of:=SUM([.D9:.AG9])" office:value-type="float" office:value="1.5">
            <text:p>1.5</text:p>
          </table:table-cell>
          <table:table-cell table:style-name="ce59" table:number-columns-repeated="3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5.7193in" svg:y="4.1429in" draw:caption-point-x="0.663in" draw:caption-point-y="-2.172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7.2823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table:number-columns-repeated="2"/>
          <table:table-cell table:style-name="ce59" office:value-type="float" office:value="0">
            <office:annotation draw:style-name="gr1" draw:text-style-name="P1" svg:width="1.1413in" svg:height="0.3902in" svg:x="8.3906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8.7598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59" office:value-type="float" office:value="0">
            <office:annotation draw:style-name="gr1" draw:text-style-name="P1" svg:width="1.1413in" svg:height="0.3902in" svg:x="9.1295in" svg:y="4.2394in" draw:caption-point-x="-0.5303in" draw:caption-point-y="-2.2685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SinhNT</text:p>
          </table:table-cell>
          <table:table-cell table:style-name="ce56" table:formula="of:=SUM([.D10:.AG10])" office:value-type="float" office:value="0">
            <text:p>0</text:p>
          </table:table-cell>
          <table:table-cell table:style-name="ce59" table:number-columns-repeated="8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ThaoDTH</text:p>
          </table:table-cell>
          <table:table-cell table:style-name="ce56" table:formula="of:=SUM([.D11:.AG11])" office:value-type="float" office:value="1">
            <text:p>1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ieuNV</text:p>
          </table:table-cell>
          <table:table-cell table:style-name="ce56" table:formula="of:=SUM([.D12:.AG12])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uyLTT</text:p>
          </table:table-cell>
          <table:table-cell table:style-name="ce56" table:formula="of:=SUM([.D13:.AG13])" office:value-type="float" office:value="1.5">
            <text:p>1.5</text:p>
          </table:table-cell>
          <table:table-cell table:style-name="ce59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50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0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0" table:default-cell-style-name="Default"/>
        <table:table-column table:style-name="co19" table:default-cell-style-name="Default"/>
        <table:table-column table:style-name="co7" table:number-columns-repeated="983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62" office:value-type="string" table:number-columns-spanned="31" table:number-rows-spanned="1">
            <text:p>October</text:p>
          </table:table-cell>
          <table:covered-table-cell table:number-columns-repeated="29" table:style-name="ce65"/>
          <table:covered-table-cell table:style-name="ce42"/>
          <table:table-cell table:style-name="ce42" table:number-columns-repeated="983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-5">
            <text:p>-5</text:p>
          </table:table-cell>
          <table:table-cell table:style-name="ce63" office:value-type="float" office:value="-6">
            <text:p>-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-12">
            <text:p>-12</text:p>
          </table:table-cell>
          <table:table-cell table:style-name="ce63" office:value-type="float" office:value="-13">
            <text:p>-13</text:p>
          </table:table-cell>
          <table:table-cell table:style-name="ce63" office:value-type="float" office:value="14">
            <text:p>14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-19">
            <text:p>-19</text:p>
          </table:table-cell>
          <table:table-cell table:style-name="ce63" office:value-type="float" office:value="-20">
            <text:p>-20</text:p>
          </table:table-cell>
          <table:table-cell table:style-name="ce63" office:value-type="float" office:value="21">
            <text:p>21</text:p>
          </table:table-cell>
          <table:table-cell table:style-name="ce63" office:value-type="float" office:value="22">
            <text:p>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-26">
            <text:p>-26</text:p>
          </table:table-cell>
          <table:table-cell table:style-name="ce63" office:value-type="float" office:value="-27">
            <text:p>-27</text:p>
          </table:table-cell>
          <table:table-cell table:style-name="ce63" office:value-type="float" office:value="28">
            <text:p>28</text:p>
          </table:table-cell>
          <table:table-cell table:style-name="ce63" office:value-type="float" office:value="29">
            <text:p>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42" table:number-columns-repeated="963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1" table:formula="of:=SUM([.D3:.AG3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1" table:formula="of:=SUM([.D4:.AG4])" office:value-type="float" office:value="1.5">
            <text:p>1.5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1" table:formula="of:=SUM([.D5:.AG5])" office:value-type="float" office:value="1.5">
            <text:p>1.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1" table:formula="of:=SUM([.D6:.AG6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1" table:formula="of:=SUM([.D7:.AG7])" office:value-type="float" office:value="4">
            <text:p>4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number-columns-repeated="3" table:style-name="ce64" office:value-type="float" office:value="1">
            <text:p>1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1" table:formula="of:=SUM([.D8:.AG8])" office:value-type="float" office:value="0">
            <text:p>0</text:p>
          </table:table-cell>
          <table:table-cell table:style-name="ce64" table:number-columns-repeated="13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61" table:formula="of:=SUM([.D9:.AG9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office:display="true" draw:style-name="gr1" draw:text-style-name="P1" svg:width="1.1413in" svg:height="0.5457in" svg:x="5.9744in" svg:y="3.928in" draw:caption-point-x="0.0386in" draw:caption-point-y="-1.9571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61" table:formula="of:=SUM([.D10:.AG10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61" table:formula="of:=SUM([.D11:.AG11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61" table:formula="of:=SUM([.D12:.AG12])" office:value-type="float" office:value="1.5">
            <text:p>1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61" table:formula="of:=SUM([.D13:.AG13])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61" table:formula="of:=SUM([.D14:.AG14])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35" table:number-columns-repeated="963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49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1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27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7" table:number-columns-repeated="981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67" office:value-type="string" table:number-columns-spanned="30" table:number-rows-spanned="1">
            <text:p>November</text:p>
          </table:table-cell>
          <table:covered-table-cell table:number-columns-repeated="26" table:style-name="ce70"/>
          <table:covered-table-cell table:number-columns-repeated="2" table:style-name="ce42"/>
          <table:covered-table-cell table:style-name="ce70"/>
          <table:table-cell table:style-name="ce42" table:number-columns-repeated="981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-2">
            <text:p>-2</text:p>
          </table:table-cell>
          <table:table-cell table:style-name="ce68" office:value-type="float" office:value="-3">
            <text:p>-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-9">
            <text:p>-9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-16">
            <text:p>-16</text:p>
          </table:table-cell>
          <table:table-cell table:style-name="ce68" office:value-type="float" office:value="-17">
            <text:p>-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-23">
            <text:p>-23</text:p>
          </table:table-cell>
          <table:table-cell table:style-name="ce68" office:value-type="float" office:value="-24">
            <text:p>-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-30">
            <text:p>-30</text:p>
          </table:table-cell>
          <table:table-cell table:style-name="ce42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6" table:formula="of:=SUM([.D3:.AD3])" office:value-type="float" office:value="2">
            <text:p>2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6" table:formula="of:=SUM([.D4:.AD4])" office:value-type="float" office:value="0.5"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6" table:formula="of:=SUM([.D5:.AD5])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6" table:formula="of:=SUM([.D6:.AD6])" office:value-type="float" office:value="1.5">
            <text:p>1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6" table:formula="of:=SUM([.D7:.AD7])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6" table:formula="of:=SUM([.D8:.AD8])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3"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2"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number-columns-repeated="2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66" table:formula="of:=SUM([.D9:.AD9])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1">
            <text:p>1</text:p>
          </table:table-cell>
          <table:table-cell table:number-columns-repeated="4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66" table:formula="of:=SUM([.D10:.AD10])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66" table:formula="of:=SUM([.D11:.AD11])" office:value-type="float" office:value="0.5"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ThaoDTH</text:p>
          </table:table-cell>
          <table:table-cell table:style-name="ce66" table:formula="of:=SUM([.D12:.AD12])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4" table:style-name="ce69" office:value-type="float" office:value="0">
            <text:p>0</text:p>
          </table:table-cell>
          <table:table-cell table:style-name="ce69" office:value-type="float" office:value="0">
            <office:annotation office:display="true" draw:style-name="gr1" draw:text-style-name="P1" svg:width="1.1413in" svg:height="0.5457in" svg:x="5.1673in" svg:y="3.8902in" draw:caption-point-x="-0.2626in" draw:caption-point-y="-1.1764in">
              <dc:date>2013-11-08T00:00:00</dc:date>
              <text:p text:style-name="P2"><text:span text:style-name="T1">Nghỉ 0.5 ngày nhưng có làm bù tối hôm trước</text:span></text:p>
            </office:annotation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aoLT</text:p>
          </table:table-cell>
          <table:table-cell table:style-name="ce66" table:formula="of:=SUM([.D13:.AD13])" office:value-type="float" office:value="0">
            <text:p>0</text:p>
          </table:table-cell>
          <table:table-cell table:style-name="ce69" table:number-columns-repeated="26"/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ieuNV</text:p>
          </table:table-cell>
          <table:table-cell table:style-name="ce66" table:formula="of:=SUM([.D14:.AD14])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66" table:formula="of:=SUM([.D15:.AD15])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0.5">
            <text:p>0.5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VietBA</text:p>
          </table:table-cell>
          <table:table-cell table:style-name="ce66" table:formula="of:=SUM([.D16:.AD16])" office:value-type="float" office:value="0">
            <text:p>0</text:p>
          </table:table-cell>
          <table:table-cell table:style-name="ce69" table:number-columns-repeated="10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/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4"/>
          <table:table-cell table:number-columns-repeated="20"/>
        </table:table-row>
        <table:table-row table:style-name="ro2" table:number-rows-repeated="98314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Thong_Tin_Ngay_Nghi_201312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number-columns-repeated="31" table:default-cell-style-name="Default"/>
        <table:table-column table:style-name="co7" table:number-columns-repeated="981" table:default-cell-style-name="Default"/>
        <table:table-row table:style-name="ro2">
          <table:table-cell table:style-name="ce45"/>
          <table:table-cell table:style-name="ce35" table:number-columns-repeated="2"/>
          <table:table-cell table:style-name="ce81" office:value-type="string" table:number-columns-spanned="31" table:number-rows-spanned="1">
            <text:p>December</text:p>
          </table:table-cell>
          <table:covered-table-cell table:style-name="ce84"/>
          <table:covered-table-cell table:number-columns-repeated="29" table:style-name="ce85"/>
          <table:table-cell table:style-name="ce42" table:number-columns-repeated="981"/>
        </table:table-row>
        <table:table-row table:style-name="ro6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82" office:value-type="float" office:value="-1">
            <text:p>-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5">
            <text:p>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-7">
            <text:p>-7</text:p>
          </table:table-cell>
          <table:table-cell table:style-name="ce82" office:value-type="float" office:value="-8">
            <text:p>-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11">
            <text:p>11</text:p>
          </table:table-cell>
          <table:table-cell table:style-name="ce82" office:value-type="float" office:value="12">
            <text:p>12</text:p>
          </table:table-cell>
          <table:table-cell table:style-name="ce82" office:value-type="float" office:value="13">
            <text:p>13</text:p>
          </table:table-cell>
          <table:table-cell table:style-name="ce82" office:value-type="float" office:value="-14">
            <text:p>-14</text:p>
          </table:table-cell>
          <table:table-cell table:style-name="ce82" office:value-type="float" office:value="-15">
            <text:p>-15</text:p>
          </table:table-cell>
          <table:table-cell table:style-name="ce82" office:value-type="float" office:value="16">
            <text:p>16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18">
            <text:p>18</text:p>
          </table:table-cell>
          <table:table-cell table:style-name="ce82" office:value-type="float" office:value="19">
            <text:p>19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-21">
            <text:p>-21</text:p>
          </table:table-cell>
          <table:table-cell table:style-name="ce82" office:value-type="float" office:value="-22">
            <text:p>-22</text:p>
          </table:table-cell>
          <table:table-cell table:style-name="ce82" office:value-type="float" office:value="23">
            <text:p>23</text:p>
          </table:table-cell>
          <table:table-cell table:style-name="ce82" office:value-type="float" office:value="24">
            <text:p>24</text:p>
          </table:table-cell>
          <table:table-cell table:style-name="ce82" office:value-type="float" office:value="25">
            <text:p>25</text:p>
          </table:table-cell>
          <table:table-cell table:style-name="ce82" office:value-type="float" office:value="26">
            <text:p>26</text:p>
          </table:table-cell>
          <table:table-cell table:style-name="ce82" office:value-type="float" office:value="27">
            <text:p>27</text:p>
          </table:table-cell>
          <table:table-cell table:style-name="ce82" office:value-type="float" office:value="-28">
            <text:p>-28</text:p>
          </table:table-cell>
          <table:table-cell table:style-name="ce82" office:value-type="float" office:value="-29">
            <text:p>-29</text:p>
          </table:table-cell>
          <table:table-cell table:style-name="ce82" office:value-type="float" office:value="30">
            <text:p>30</text:p>
          </table:table-cell>
          <table:table-cell table:style-name="ce82" office:value-type="float" office:value="31">
            <text:p>31</text:p>
          </table:table-cell>
          <table:table-cell table:style-name="ce42" table:number-columns-repeated="961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0" table:formula="of:=SUM([.E3:.AH3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80" table:formula="of:=SUM([.E4:.AH4])" office:value-type="float" office:value="1">
            <text:p>1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1" draw:text-style-name="P1" svg:width="1.1413in" svg:height="0.5457in" svg:x="3.6669in" svg:y="0.1374in" draw:caption-point-x="-0.2402in" draw:caption-point-y="0.5949in">
              <dc:creator>ThuyLTT</dc:creator>
              <dc:date>2013-12-24T00:00:00</dc:date>
              <text:p text:style-name="P1">Không đến cty nhưng làm bù tại nhà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table:number-columns-repeated="2"/>
          <table:table-cell table:style-name="ce83" office:value-type="float" office:value="0.5"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80" table:formula="of:=SUM([.E5:.AH5])" office:value-type="float" office:value="0.5">
            <text:p>0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2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80"/>
          <table:table-cell table:style-name="ce83" table:number-columns-repeated="31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80" table:formula="of:=SUM([.E7:.AH7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string">
            <text:p>???</text:p>
          </table:table-cell>
          <table:table-cell table:style-name="ce83" table:number-columns-repeated="2"/>
          <table:table-cell table:number-columns-repeated="5" table:style-name="ce83" office:value-type="string">
            <text:p>???</text:p>
          </table:table-cell>
          <table:table-cell table:style-name="ce83" table:number-columns-repeated="2"/>
          <table:table-cell table:style-name="ce83" office:value-type="string">
            <text:p>???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80" table:formula="of:=SUM([.E8:.AH8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80" table:formula="of:=SUM([.E9:.AH9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ngNP</text:p>
          </table:table-cell>
          <table:table-cell table:style-name="ce80" table:formula="of:=SUM([.E10:.AH10])" office:value-type="float" office:value="0.5">
            <text:p>0.5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string">
            <text:p>???</text:p>
          </table:table-cell>
          <table:table-cell table:style-name="ce83" table:number-columns-repeated="2"/>
          <table:table-cell table:style-name="ce83" office:value-type="string">
            <text:p>???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0" table:formula="of:=SUM([.E11:.AH11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80"/>
          <table:table-cell table:style-name="ce83" table:number-columns-repeated="17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1" draw:text-style-name="P1" svg:width="1.1413in" svg:height="0.7012in" svg:x="10.6866in" svg:y="2.1043in" draw:caption-point-x="-0.2402in" draw:caption-point-y="0.5949in">
              <dc:creator>ThuyLTT</dc:creator>
              <dc:date>2013-12-24T00:00:00</dc:date>
              <text:p text:style-name="P1">Nghỉ 0.5, nhưng làm bù vào các buổi tối t3-6 nên ko tính</text:p>
            </office:annotation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80" table:formula="of:=SUM([.E13:.AH13])" office:value-type="float" office:value="1">
            <text:p>1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80" table:formula="of:=SUM([.E14:.AH14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80" table:formula="of:=SUM([.E15:.AH15])" office:value-type="float" office:value="0.5">
            <text:p>0.5</text:p>
          </table:table-cell>
          <table:table-cell table:style-name="ce83"/>
          <table:table-cell table:style-name="ce83" office:value-type="float" office:value="0.5"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80" table:formula="of:=SUM([.E16:.AH16])" office:value-type="float" office:value="1">
            <text:p>1</text:p>
          </table:table-cell>
          <table:table-cell table:style-name="ce83"/>
          <table:table-cell table:style-name="ce83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LT</text:p>
          </table:table-cell>
          <table:table-cell table:style-name="ce80" table:formula="of:=SUM([.E17:.AH17])" office:value-type="float" office:value="1">
            <text:p>1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number-columns-repeated="2" table:style-name="ce83" office:value-type="float" office:value="0.5"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80" table:formula="of:=SUM([.E18:.AH18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80" table:formula="of:=SUM([.E19:.AH19])" office:value-type="float" office:value="0.5">
            <text:p>0.5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80" table:formula="of:=SUM([.E20:.AH20])" office:value-type="float" office:value="0">
            <text:p>0</text:p>
          </table:table-cell>
          <table:table-cell table:style-name="ce83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table:number-columns-repeated="8"/>
          <table:table-cell table:style-name="ce35" table:number-columns-repeated="961"/>
          <table:table-cell table:number-columns-repeated="20"/>
        </table:table-row>
        <table:table-row table:style-name="ro2" table:number-rows-repeated="65410">
          <table:table-cell table:style-name="ce35" table:number-columns-repeated="995"/>
          <table:table-cell table:number-columns-repeated="20"/>
        </table:table-row>
        <table:table-row table:style-name="ro2" table:number-rows-repeated="983145">
          <table:table-cell table:number-columns-repeated="1015"/>
        </table:table-row>
        <table:table-row table:style-name="ro2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5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6</meta:editing-cycles>
    <meta:editing-duration>PT10H36M59S</meta:editing-duration>
    <meta:generator>OpenOffice/4.0.1$Win32 OpenOffice.org_project/401m5$Build-9714</meta:generator>
    <dc:date>2014-03-26T15:32:49.80</dc:date>
    <dc:creator>Thuy Le</dc:creator>
    <meta:document-statistic meta:table-count="9" meta:cell-count="1888" meta:object-count="0"/>
    <meta:user-defined meta:name="Info 1"/>
    <meta:user-defined meta:name="Info 2"/>
    <meta:user-defined meta:name="Info 3"/>
    <meta:user-defined meta:name="Info 4"/>
  </office:meta>
</office:document-meta>
</file>